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1d7431" officeooo:paragraph-rsid="001d7431"/>
    </style:style>
    <style:style style:name="P2" style:family="paragraph" style:parent-style-name="Standard">
      <style:text-properties officeooo:rsid="001ee344" officeooo:paragraph-rsid="001ee344"/>
    </style:style>
    <style:style style:name="P3" style:family="paragraph" style:parent-style-name="Standard">
      <style:text-properties officeooo:rsid="00225732" officeooo:paragraph-rsid="00225732"/>
    </style:style>
    <style:style style:name="P4" style:family="paragraph" style:parent-style-name="Standard">
      <style:text-properties officeooo:rsid="0022b143" officeooo:paragraph-rsid="0022b143"/>
    </style:style>
    <style:style style:name="P5" style:family="paragraph" style:parent-style-name="Standard">
      <style:text-properties officeooo:rsid="00238921" officeooo:paragraph-rsid="00238921"/>
    </style:style>
    <style:style style:name="P6" style:family="paragraph" style:parent-style-name="Standard">
      <style:text-properties officeooo:rsid="0022b143" officeooo:paragraph-rsid="0022b143"/>
    </style:style>
    <style:style style:name="P7" style:family="paragraph" style:parent-style-name="Standard">
      <style:text-properties officeooo:rsid="0024d075" officeooo:paragraph-rsid="0024d075"/>
    </style:style>
    <style:style style:name="P8" style:family="paragraph">
      <style:paragraph-properties fo:text-align="center"/>
    </style:style>
    <style:style style:name="T1" style:family="text">
      <style:text-properties officeooo:rsid="002652fa"/>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ases were wrong, want to calculate on term loss level? Basically, just don't want my tfidf scores to influence it, I want it to be influenced by a tfidf score of, basically, 1. See the photo example, where the last value in that list was for biases on the bottom, and its tfidf score on top, reset are weights</text:p>
      <text:p text:style-name="P2">-10-15 for pres, 5 or so minutes for questions</text:p>
      <text:p text:style-name="P2">-start with clear plan of intro, why why why</text:p>
      <text:p text:style-name="P2"><text:tab/>-goals, why this, why c#</text:p>
      <text:p text:style-name="P2"/>
      <text:p text:style-name="P5">-also watch cost value, and when it's not getting better</text:p>
      <text:p text:style-name="P3">-run set number of times, make plot of average weight changes</text:p>
      <text:p text:style-name="P3"><text:tab/>-make that a graph, def want to show that off for pres, makes it clear mine is working</text:p>
      <text:p text:style-name="P4">weight change vs time, basically</text:p>
      <text:p text:style-name="P4"><draw:path text:anchor-type="paragraph" draw:z-index="0" draw:name="Bézier curve 1" draw:style-name="gr1" draw:text-style-name="P8" svg:width="0.4835in" svg:height="1.0394in" draw:transform="rotate (-2.21429922200521) translate (1.07541579652973in 1.21194611325413in)" svg:viewBox="0 0 1229 2641" svg:d="M0 2641c319-30 649-115 900-344 243-223 401-559 296-884-92-284-185-602-434-799l-132-265-138-227-58-122"><text:p/></draw:path>-also gives good idea of if I should keep running trial run more, since I should see it as an exponential thing, like this, not linear</text:p>
      <text:p text:style-name="P4"/>
      <text:p text:style-name="P4"/>
      <text:p text:style-name="P4"/>
      <text:p text:style-name="P4"/>
      <text:p text:style-name="P4"/>
      <text:p text:style-name="P4"/>
      <text:p text:style-name="P4"/>
      <text:p text:style-name="P7">of note in the future; my stopwords were added to using the entirety of my dataset, and not just my ‘trainingdata’ set. This seems fine, as the only cutoff is that the word must be used more than once; there should be no real impact on my training data</text:p>
      <text:p text:style-name="P7"/>
      <text:p text:style-name="P7">-<text:span text:style-name="T1">note, need to finish IDF on next launch</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5T10:53:11.051969851</meta:creation-date>
    <dc:date>2023-12-07T19:28:49.548410939</dc:date>
    <meta:editing-duration>PT2H1M27S</meta:editing-duration>
    <meta:editing-cycles>7</meta:editing-cycles>
    <meta:generator>LibreOffice/7.5.8.2$Linux_X86_64 LibreOffice_project/50$Build-2</meta:generator>
    <meta:document-statistic meta:table-count="0" meta:image-count="0" meta:object-count="0" meta:page-count="1" meta:paragraph-count="11" meta:word-count="209" meta:character-count="1088" meta:non-whitespace-character-count="888"/>
  </office:meta>
</office:document-meta>
</file>